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0.59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1" style:font-name-asian="Liberation Sans1" style:font-name-complex="Liberation Sans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table:style-name="ce3" office:value-type="string" calcext:value-type="string">
            <text:p>- Animation                                            <text:span text:style-name="T1"> Insgesamt = 3 Punkte</text:span></text:p>
          </table:table-cell>
          <table:table-cell/>
        </table:table-row>
        <table:table-row table:style-name="ro1">
          <table:table-cell office:value-type="string" calcext:value-type="string">
            <text:p>Spiel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er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ämonen Tie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3" office:value-type="string" calcext:value-type="string">
            <text:p>-  Sounds                                        <text:span text:style-name="T1">        Insgesamt = 4 Punkte</text:span></text:p>
          </table:table-cell>
          <table:table-cell/>
        </table:table-row>
        <table:table-row table:style-name="ro1">
          <table:table-cell office:value-type="string" calcext:value-type="string">
            <text:p>Spiel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e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ämonen Tie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3" office:value-type="string" calcext:value-type="string">
            <text:p>- Standart Features                                <text:span text:style-name="T1">Insgesamt = 4 Punkte</text:span></text:p>
          </table:table-cell>
          <table:table-cell/>
        </table:table-row>
        <table:table-row table:style-name="ro1">
          <table:table-cell office:value-type="string" calcext:value-type="string">
            <text:p>60 F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nster Größ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e Btimaps als sprite erzeugen nach dem laden konvertier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e bitmaps außer dem Hintergrund sind transpar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Kollisionsüberprüfung 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3" office:value-type="string" calcext:value-type="string">
            <text:p>- Kollisonsüberprüfung                           <text:span text:style-name="T1">Insgesamt = 6 Punkte</text:span></text:p>
          </table:table-cell>
          <table:table-cell/>
        </table:table-row>
        <table:table-row table:style-name="ro1">
          <table:table-cell office:value-type="string" calcext:value-type="string">
            <text:p>Zwischen Spieler und M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wischen Spieler und Tiere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wischen Spieler und Dämonen Tiere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wischen Tiere und Map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wischen Tiere und Dämonen Tie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wischen Dämonen Tiere und M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>
            <text:p><text:span text:style-name="T2">- Spieler                                                  </text:span><text:span text:style-name="T3">Insgesamt = 4 Punkte</text:span></text:p>
          </table:table-cell>
          <table:table-cell/>
        </table:table-row>
        <table:table-row table:style-name="ro1">
          <table:table-cell office:value-type="string" calcext:value-type="string">
            <text:p>bestimmte anzahl an Gesundhe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stimmte anzahl an Stär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stimmte anzahl an Ausdauer (zum Sprinten)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nn mit den Pfeiltasten sich fortbeweg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aktione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>
            <text:p>- Interaktionen Spieler         <text:span text:style-name="T1">                   Insgesamt = 10 Punkte</text:span></text:p>
          </table:table-cell>
          <table:table-cell/>
        </table:table-row>
        <table:table-row table:style-name="ro1">
          <table:table-cell office:value-type="string" calcext:value-type="string">
            <text:p>Anpflanzen und Abbauen von Gemüse oder Früchten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üse oder Früchte Essen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üttern von Tieren mit Gemüse oder Früchten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Öffnen vom inventa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besserung von Spieler eigenschaften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besserung von Tier eigenschaften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ere Zähmen, Streichel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ere anbinden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ämonen Tiere betäub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ämonen Tiere Füttern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nen ablessen auf der Map um die Geschickte zu Verstehen 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3" office:value-type="string" calcext:value-type="string">
            <text:p><text:span text:style-name="T2">- Tiere                                                     </text:span><text:span text:style-name="T3">Insgesamt = 2 Punkte</text:span></text:p>
          </table:table-cell>
          <table:table-cell/>
        </table:table-row>
        <table:table-row table:style-name="ro1">
          <table:table-cell office:value-type="string" calcext:value-type="string">
            <text:p>bestimmte anzahl an Gesundhe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stimmte anzahl an Stär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aktione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>
            <text:p><text:span text:style-name="T2">- Interaktionen Tiere                                </text:span><text:span text:style-name="T3">Insgesamt = 3 Punkte</text:span></text:p>
          </table:table-cell>
          <table:table-cell/>
        </table:table-row>
        <table:table-row table:style-name="ro1">
          <table:table-cell office:value-type="string" calcext:value-type="string">
            <text:p>Greifen Dämonen Tiere an wenn sie zu nah kommen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ar (können Futter tragen 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lgen den spieler falls er sie nicht angebunden hat 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3" office:value-type="string" calcext:value-type="string">
            <text:p><text:span text:style-name="T2">-  Dämonen Tiere                                    </text:span><text:span text:style-name="T3">Insgesamt = 2 Punkte</text:span></text:p>
          </table:table-cell>
          <table:table-cell/>
        </table:table-row>
        <table:table-row table:style-name="ro1">
          <table:table-cell office:value-type="string" calcext:value-type="string">
            <text:p>bestimmte anzahl an Gesundhe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stimmte anzahl an Stär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aktione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>
            <text:p><text:span text:style-name="T2">- Interaktionen Dämonen Tiere                </text:span><text:span text:style-name="T3">Insgesamt = 2 Punkte</text:span></text:p>
          </table:table-cell>
          <table:table-cell/>
        </table:table-row>
        <table:table-row table:style-name="ro1">
          <table:table-cell office:value-type="string" calcext:value-type="string">
            <text:p>Greife den Spieler und Tiere an wenn sie zu nah kommen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ufen in der welt rum 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3" office:value-type="string" calcext:value-type="string">
            <text:p>- Map </text:p>
          </table:table-cell>
          <table:table-cell/>
        </table:table-row>
        <table:table-row table:style-name="ro1">
          <table:table-cell office:value-type="string" calcext:value-type="string">
            <text:p>Hindernisse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ione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7">
          <table:table-cell table:number-columns-repeated="2"/>
        </table:table-row>
        <table:table-row table:style-name="ro1">
          <table:table-cell office:value-type="string" calcext:value-type="string">
            <text:p>Insgesamt mögliche punkte</text:p>
          </table:table-cell>
          <table:table-cell table:formula="of:=SUM([.B4:.B78])" office:value-type="float" office:value="44" calcext:value-type="float">
            <text:p>44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3" office:value-type="string" calcext:value-type="string">
            <text:p>Noten 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7"/>% <text:s text:c="28"/>Punkte <text:s text:c="21"/>Note</text:p>
          </table:table-cell>
          <table:table-cell/>
        </table:table-row>
        <table:table-row table:style-name="ro1">
          <table:table-cell office:value-type="string" calcext:value-type="string">
            <text:p>100 % – 92 % <text:s text:c="17"/>44 - 40,5 <text:s text:c="19"/>sehr gut</text:p>
          </table:table-cell>
          <table:table-cell/>
        </table:table-row>
        <table:table-row table:style-name="ro1">
          <table:table-cell office:value-type="string" calcext:value-type="string">
            <text:p>91 % – 81 % <text:s text:c="19"/>40 - 36 <text:s text:c="21"/>gut</text:p>
          </table:table-cell>
          <table:table-cell/>
        </table:table-row>
        <table:table-row table:style-name="ro1">
          <table:table-cell office:value-type="string" calcext:value-type="string">
            <text:p>80 % - 67 % <text:s text:c="20"/>35 - 30 <text:s text:c="21"/>befriedigend</text:p>
          </table:table-cell>
          <table:table-cell/>
        </table:table-row>
        <table:table-row table:style-name="ro1">
          <table:table-cell office:value-type="string" calcext:value-type="string">
            <text:p>66 % - 50 % <text:s text:c="20"/>29 - 22 <text:s text:c="21"/>ausreichend</text:p>
          </table:table-cell>
          <table:table-cell/>
        </table:table-row>
        <table:table-row table:style-name="ro1">
          <table:table-cell office:value-type="string" calcext:value-type="string">
            <text:p>49 % - 30 % <text:s text:c="20"/>21 - 13 <text:s text:c="21"/>mangelfhaft</text:p>
          </table:table-cell>
          <table:table-cell/>
        </table:table-row>
        <table:table-row table:style-name="ro1">
          <table:table-cell office:value-type="string" calcext:value-type="string">
            <text:p>29 % - 0 % <text:s text:c="22"/>12 - 0 <text:s text:c="22"/>ungenüge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.00.0000</text:date>, <text:time style:data-style-name="N2" text:time-value="09:24:28.5053459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5T09:32:22.173389859</meta:creation-date>
    <dc:date>2022-03-04T10:35:08.637916390</dc:date>
    <meta:editing-duration>PT31M16S</meta:editing-duration>
    <meta:editing-cycles>6</meta:editing-cycles>
    <meta:generator>LibreOffice/7.2.5.2$Linux_X86_64 LibreOffice_project/20$Build-2</meta:generator>
    <meta:document-statistic meta:table-count="1" meta:cell-count="112" meta:object-count="0"/>
  </office:meta>
</office:document-meta>
</file>